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color="#ff0000" style:text-underline-style="solid" style:text-underline-width="auto" style:text-underline-color="font-color" fo:font-weight="bold" fo:background-color="transparent"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ff"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fo:padding="0.074cm" fo:border-left="none" fo:border-right="none" fo:border-top="none" fo:border-bottom="0.002cm solid #000000" style:join-border="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list-style-name="L5">
      <style:paragraph-properties fo:text-align="justify" style:justify-single-word="false"/>
    </style:style>
    <style:style style:name="T1" style:family="text">
      <style:text-properties fo:color="#008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ses débutant</text:p>
      <text:p text:style-name="P1">à peu prés tout jusqu'en janvier 2014</text:p>
      <text:p text:style-name="P2"/>
      <text:p text:style-name="P2"/>
      <text:p text:style-name="P3">Notes d'introduction :</text:p>
      <text:p text:style-name="P2"/>
      <text:p text:style-name="P2"><text:tab/>On considère les passes comme des mouvements qui font passer d'une position particulière à une autre en un certains nombres de temps musicaux. Du coup, on va d'abord revoir les différentes positions particulières qui existent en rock. On appelle 'position' une manière de se tenir par rapport à la cavalière où on peut "commencer une passe" c'est à dire faire le "1, 2" normal.</text:p>
      <text:p text:style-name="P2"/>
      <text:p text:style-name="P2">ATTENTION : quand on utilisera les termes "droit et gauche" ils se réfèrent toujours à la droite ou à la gauche de la personne dont on parle. Exemple : si le cvl fait face à la cvle et qu'il lui fait faire un tour sur la droite, on parle de la droite de LA CAVALIERE.</text:p>
      <text:p text:style-name="P2"/>
      <text:p text:style-name="P2"/>
      <text:p text:style-name="P2">Avant tout, un peu de vocabulaire :</text:p>
      <text:list xml:id="list5237516447099666242" text:style-name="L1">
        <text:list-item>
          <text:p text:style-name="P5"><text:span text:style-name="T1">Rock-Step :</text:span> c'est le 1, 2 avec le pieds gauche en arrière sur le 1 et le poids sur le pieds droit sur le 2.</text:p>
        </text:list-item>
        <text:list-item>
          <text:p text:style-name="P5"><text:span text:style-name="T1">Cvl :</text:span> cavalier</text:p>
        </text:list-item>
        <text:list-item>
          <text:p text:style-name="P5"><text:span text:style-name="T1">Cvle :</text:span> Cavalière</text:p>
        </text:list-item>
        <text:list-item>
          <text:p text:style-name="P5"><text:span text:style-name="T1">MG :</text:span> main gauche</text:p>
        </text:list-item>
        <text:list-item>
          <text:p text:style-name="P5"><text:span text:style-name="T1">MD :</text:span> main droite</text:p>
        </text:list-item>
        <text:list-item>
          <text:p text:style-name="P5"><text:span text:style-name="T1">MD-MG :</text:span> la première main est celle du cavalier</text:p>
        </text:list-item>
      </text:list>
      <text:p text:style-name="P2"/>
      <text:p text:style-name="P4"/>
      <text:p text:style-name="P2"/>
      <text:p text:style-name="P2"/>
      <text:p text:style-name="P3">Les positions :</text:p>
      <text:p text:style-name="P2"/>
      <text:list xml:id="list7014474852208606119" text:style-name="L2">
        <text:list-item>
          <text:p text:style-name="P6"><text:span text:style-name="T1">Position fermée :</text:span> les épaules de la cvle et du cvlr sont face à face et paralleles. Cvle et Cvl sont proches, la main droite du cavalier passe sous le bras gauche de la cvle et repose sur l'homoplate gauche de la cavalière. La main gauche du cvl est ouverte pour que la cvle puisse déposer sa main droite dessus, tandis que sa main gauche est posée sur l'épaule droite du cvl.</text:p>
        </text:list-item>
        <text:list-item>
          <text:p text:style-name="P6"><text:span text:style-name="T1">Position ouverte :</text:span> épaules face à face, paralleles. Le cvl peut tenir la main droite de la cvle avec sa main gauche ou sa main droite, ou tenir les deux mains de la cvl en miroir ou en croisé. Il peut aussi tenir la main gauche de la cvle avec sa main droite mais JAMAIS avec la main gauche. Dans tous les cas, cvl et cvle doivent être à la distance marquée par leur deux bras à demis-tendus.</text:p>
        </text:list-item>
        <text:list-item>
          <text:p text:style-name="P6"><text:span text:style-name="T1">Position Crolle :</text:span> le cavalier fait dos à la cavalière, et elle est bien décalée sur la droite. il tient sa main droite avec sa main droite (au niveau de l'épaule ou de la hanche du cavalier) et sa main gauche avec sa main gauche (noter que la liaison main gauche-main gauche n'est pas nécessaire en général.</text:p>
        </text:list-item>
        <text:list-item>
          <text:p text:style-name="P6"><text:span text:style-name="T1">Position épaulée :</text:span> la cvle fait dos au cavalier et est un peu décalée vers la droite. épaules paralelles. Le cvl tient la main droite de la cavalière dans sa main droite et sa main gauche dans sa main gauche. cvle et cvl sont proches.</text:p>
        </text:list-item>
        <text:list-item>
          <text:p text:style-name="P6"><text:span text:style-name="T1">Position Chassée-croisée :</text:span> même chose que plus haut sauf que l'avant bras droit de la cavalière est replié dans son dos.</text:p>
        </text:list-item>
        <text:list-item>
          <text:p text:style-name="P6"><text:span text:style-name="T1">Position enroulée :</text:span> la cvle fait dos au cvl et est un peu décalée vers la droite. épaules paralelles. La différence avec la position de l'épaulée se situe au fait que la cavalière a ses <text:soft-page-break/>bras croisés devant elle, car le cavalier tient sa main droite avec sa main gauche et vice-versa.</text:p>
        </text:list-item>
        <text:list-item>
          <text:p text:style-name="P6"><text:span text:style-name="T1">Position piston :</text:span> les épaules sont parallelles quoi qu'il arrive mais elles peuvent être perpendiculaires OU paralleles à la ligne de danse suivant la passe que l'on veut faire ensuite. le cvl tient la main droite de la cavalière avec sa main gauche. Il tient la main gauche de la cvle avec sa main droite MAIS l'avant-bras de la cavalière passe derrière le dos de celle-ci.</text:p>
        </text:list-item>
        <text:list-item>
          <text:p text:style-name="P6"><text:span text:style-name="T1">Position GG :</text:span> même chose que plus haut sauf que c'est le bras gauche du cvl qui passe derrière le dos de celui-ci.</text:p>
        </text:list-item>
        <text:list-item>
          <text:p text:style-name="P6"><text:span text:style-name="T1">Autres positions :</text:span> j'en vois 5 autres mais y a déjà bien à faire avec ce qu'on a là.</text:p>
        </text:list-item>
      </text:list>
      <text:p text:style-name="P2"/>
      <text:p text:style-name="P4"/>
      <text:p text:style-name="P2"/>
      <text:p text:style-name="P2"/>
      <text:p text:style-name="P3">Les appels :</text:p>
      <text:p text:style-name="P2"/>
      <text:list xml:id="list7780953916261909390" text:style-name="L3">
        <text:list-item>
          <text:p text:style-name="P7">appel <text:span text:style-name="T1">crôle</text:span> : sur le 1, le cavalier présente sa main droite verticale, doigts joints. sur le 3, il va faire ce mvt qui ressemble à une brassée de crôle pour venir attraper la main gauche de la cvle.</text:p>
        </text:list-item>
        <text:list-item>
          <text:p text:style-name="P7">appel <text:span text:style-name="T1">tour</text:span> : consiste à montrer sa main droite à la cvl au niveau de sa main droite, à la verticale et les doits joints, pour que la cvle puisse prendre un appuie puissant et efficace </text:p>
        </text:list-item>
      </text:list>
      <text:p text:style-name="P2"/>
      <text:p text:style-name="P4"/>
      <text:p text:style-name="P2"/>
      <text:p text:style-name="P2"/>
      <text:p text:style-name="P3">passer d'une position à une autre :</text:p>
      <text:p text:style-name="P2"/>
      <text:list xml:id="list1243558594036701331" text:style-name="L4">
        <text:list-item>
          <text:p text:style-name="P8">se mettre en <text:span text:style-name="T1">position piston</text:span> : quand on démarre en position ouverte, il y a deux manières de se mettre en position piston. Déjà, il faut avoir les deux mains de la cvle. La première consiste à faire un sous-le bras, mais en tenant les deux mains de la cvle et en faisant 1/4 de tour de moins sur la fin pour finir épaules paralelles à la ligne de danse. La 2ème reprend le même principe sauf qu'il n'y a pas d'échanges de positions : le cvl fait tourner la cvle avec sa main gauche (main droite de la cvle) vers la droite, en tenant les deux mains. il suffit de rajouter 1/4 de tour vers la gauche pour le cvl, afin que ses épaules soient paralelles à la ligne de danse, et c'est bon. Pour sortir de la position piston, il suffit de prendre la première méthode et de faire son inverse. D'ailleurs, se mettre en position piston puis revenir en position initiale constitue la passe appelée "Piston".</text:p>
        </text:list-item>
        <text:list-item>
          <text:p text:style-name="P8">passer en <text:span text:style-name="T1">position enroulée</text:span> : pour passer en position enroulée, le cvl doit tenir les deux mains de la cvle. Il tire avec sa main gauche puis la lève afin de faire tourner la cavalière sous son propre bras droit vers la gauche, puis il redescend la main. Pour la dérouler, le cavalier fait l'inverse, en faisant son "1" vers l'avant pour rajouter du dynamisme. Dans les deux cas, à "4",la cavalière doit être perpendiculaire au cavalier. enrouler la cavalière puis revenir en position ouverte constitue la passe dite "l'enroulée".</text:p>
        </text:list-item>
      </text:list>
      <text:p text:style-name="P2"/>
      <text:p text:style-name="P4"/>
      <text:p text:style-name="P2"/>
      <text:p text:style-name="P2"/>
      <text:p text:style-name="P3">Les passes :</text:p>
      <text:p text:style-name="P2"/>
      <text:list xml:id="list1351454034756525716" text:style-name="L5">
        <text:list-item>
          <text:p text:style-name="P9">Le <text:span text:style-name="T1">sous-le-bras</text:span> (6 tmps)</text:p>
          <text:list>
            <text:list-item>
              <text:p text:style-name="P9">positions :</text:p>
              <text:list>
                <text:list-item>
                  <text:p text:style-name="P9"><text:soft-page-break/>position départ : ouverte (MG-MD)</text:p>
                </text:list-item>
                <text:list-item>
                  <text:p text:style-name="P9">position d'arrivée : ouverte (MG-MD)</text:p>
                </text:list-item>
              </text:list>
            </text:list-item>
            <text:list-item>
              <text:p text:style-name="P9">temps :</text:p>
              <text:list>
                <text:list-item>
                  <text:p text:style-name="P9">1,2 : rock-step</text:p>
                </text:list-item>
                <text:list-item>
                  <text:p text:style-name="P9">3, et : le cvl tire un peu pour que la cvle s'approche puis lève le bras. il commence à se décaler vers la droite pour laisser passer la cavalière</text:p>
                </text:list-item>
                <text:list-item>
                  <text:p text:style-name="P9">4 : épaules paralelles à la ligne de danse. le cvl a commencé don demi-tour vers la gauche et la cvle son demi-tour vers la droite.</text:p>
                </text:list-item>
                <text:list-item>
                  <text:p text:style-name="P9">5 : on a fini le demi-tour et on est déjà face à face, les bras baissés</text:p>
                </text:list-item>
              </text:list>
            </text:list-item>
          </text:list>
        </text:list-item>
        <text:list-item>
          <text:p text:style-name="P9">Le <text:span text:style-name="T1">visage</text:span> (6 tmps)</text:p>
          <text:list>
            <text:list-item>
              <text:p text:style-name="P9">positions :</text:p>
              <text:list>
                <text:list-item>
                  <text:p text:style-name="P9">position départ : ouverte (MG-MD)</text:p>
                </text:list-item>
                <text:list-item>
                  <text:p text:style-name="P9">position d'arrivée : ouverte (MG-MD)</text:p>
                </text:list-item>
              </text:list>
            </text:list-item>
            <text:list-item>
              <text:p text:style-name="P9">temps :</text:p>
              <text:list>
                <text:list-item>
                  <text:p text:style-name="P9">1,2 : rock-step</text:p>
                </text:list-item>
                <text:list-item>
                  <text:p text:style-name="P9">3, et : le clv tire un peu puis lève le bras (pas plus haut que le visage) en commençant à se décaler sur la gauche pour laisser passer la cavalière</text:p>
                </text:list-item>
                <text:list-item>
                  <text:p text:style-name="P9">4 : épaules paralelles à la ligne de danse : le cvl enroule le bras de la cavalière autour d'elle au niveau de son visage, ce qui provoque le demi-tour vers la gauche de celle-ci (tandis que lui est à la moitié de son demi-tour vers la droite)</text:p>
                </text:list-item>
                <text:list-item>
                  <text:p text:style-name="P9">5 : on a fini le demi-tour, on est déjà face à face, les bras baissés</text:p>
                </text:list-item>
              </text:list>
            </text:list-item>
          </text:list>
        </text:list-item>
        <text:list-item>
          <text:p text:style-name="P9">Le <text:span text:style-name="T1">passage</text:span> (6 temps)</text:p>
          <text:list>
            <text:list-item>
              <text:p text:style-name="P9">positions :</text:p>
              <text:list>
                <text:list-item>
                  <text:p text:style-name="P9">position départ : ouverte (MG-MD)</text:p>
                </text:list-item>
                <text:list-item>
                  <text:p text:style-name="P9">position d'arrivée : ouverte (MG-MD)</text:p>
                </text:list-item>
              </text:list>
            </text:list-item>
            <text:list-item>
              <text:p text:style-name="P9">temps :</text:p>
              <text:list>
                <text:list-item>
                  <text:p text:style-name="P9">1,2 : rock-step</text:p>
                </text:list-item>
                <text:list-item>
                  <text:p text:style-name="P9">3, et : identiques au sous-le-bras sauf que le cavalier ne se décale pas : c'est lui qui va s'engager sous le bras de la cavalière en commençant un demi-tour vers la gauche, tandis que celle-ci doit se décaler vers sa gauche en faisant un demi-tour vers la droite</text:p>
                </text:list-item>
                <text:list-item>
                  <text:p text:style-name="P9">4 : épaules paralleles à la ligne de danse, milieu des deux demi-tours</text:p>
                </text:list-item>
                <text:list-item>
                  <text:p text:style-name="P9">5 : on a fini le demi-tour, on est déjà face à face, les bras baissés</text:p>
                </text:list-item>
              </text:list>
            </text:list-item>
          </text:list>
        </text:list-item>
        <text:list-item>
          <text:p text:style-name="P9">Le <text:span text:style-name="T1">changement de main</text:span> (6 tmps)</text:p>
          <text:list>
            <text:list-item>
              <text:p text:style-name="P9">positions :</text:p>
              <text:list>
                <text:list-item>
                  <text:p text:style-name="P9">position départ : ouverte (MG-MD)</text:p>
                </text:list-item>
                <text:list-item>
                  <text:p text:style-name="P9">position d'arrivée : ouverte (MG-MD)</text:p>
                </text:list-item>
              </text:list>
            </text:list-item>
            <text:list-item>
              <text:p text:style-name="P9">temps :</text:p>
              <text:list>
                <text:list-item>
                  <text:p text:style-name="P9">1,2 : rock-step, le cvl fait un appel crôle dès le 1</text:p>
                </text:list-item>
                <text:list-item>
                  <text:p text:style-name="P9">3, et : le cvl va passer à gauche de la cavalière en attrapant sa main droite avec sa main droite à 3. Il commence un demi-tour vers la gauche, ce qui fait commencer à la cvle un demi-tour vers la droite.</text:p>
                </text:list-item>
                <text:list-item>
                  <text:p text:style-name="P9">4 : les épaules sont parallelles à la ligne de danse, le cavalier fait dos à la cvle, et fait passer à sa main gauche la main droite de la cavalière.</text:p>
                </text:list-item>
                <text:list-item>
                  <text:p text:style-name="P9">5 : on a finit le demi-tour, on est déjà face à face, les bras baissés</text:p>
                </text:list-item>
              </text:list>
            </text:list-item>
          </text:list>
        </text:list-item>
        <text:list-item>
          <text:p text:style-name="P9">Le <text:span text:style-name="T1">crôle</text:span> (2 x 6 tmps)</text:p>
          <text:list>
            <text:list-item>
              <text:p text:style-name="P9">positions :</text:p>
              <text:list>
                <text:list-item>
                  <text:p text:style-name="P9">position départ : ouverte (MG-MD)</text:p>
                </text:list-item>
                <text:list-item>
                  <text:p text:style-name="P9">position intermédiraire : crôle</text:p>
                </text:list-item>
                <text:list-item>
                  <text:p text:style-name="P9">position d'arrivée : ouverte (MD-MD)</text:p>
                </text:list-item>
              </text:list>
            </text:list-item>
            <text:list-item>
              <text:p text:style-name="P9"><text:soft-page-break/>temps :</text:p>
              <text:list>
                <text:list-item>
                  <text:p text:style-name="P9">1,2 : rock-step, le cvl fait un appel crôle dès le 1</text:p>
                </text:list-item>
                <text:list-item>
                  <text:p text:style-name="P9">3, et 4 : identique au changement de main sauf que le cvl ne continue pas d'avancer, signifiant ainsi à la cvl qu'il ne fera pas de demi-tour. La cvle, elle, a dû faire un quart de tour.</text:p>
                </text:list-item>
                <text:list-item>
                  <text:p text:style-name="P9">5 : <text:s/>le cvl tend son bras droit à l'horizontale sur sa droite, ce qui fait finir à la cavalière le demi-tour vers la droite : ils sont dans la position crôle.</text:p>
                </text:list-item>
              </text:list>
            </text:list-item>
            <text:list-item>
              <text:p text:style-name="P9">Sortie crôle :</text:p>
              <text:list>
                <text:list-item>
                  <text:p text:style-name="P9">1,2 : rock-step ; le cavalier peut rajouter du dynamisme en faisant le 1 en avant.</text:p>
                </text:list-item>
                <text:list-item>
                  <text:p text:style-name="P9">3 et : le cvl fait un arc de cercle avec son bras droit, ce qui amène la cavalière devant lui. au "et" il doit avoir levé le bras pour créer un pivot au dessus de la cavalière. jusque là, la cvle à fait un demi-tour par la gauche tout en se déplaçant pour faire face au cavalier</text:p>
                </text:list-item>
                <text:list-item>
                  <text:p text:style-name="P9">4 : le cavalier fait faire à la cavalière un tour tenu (avec le pivot) vers la droite.</text:p>
                </text:list-item>
              </text:list>
            </text:list-item>
          </text:list>
        </text:list-item>
        <text:list-item>
          <text:p text:style-name="P9">La <text:span text:style-name="T1">Croix 1</text:span> (3 x 6 tmps)</text:p>
          <text:list>
            <text:list-item>
              <text:p text:style-name="P9">positions :</text:p>
              <text:list>
                <text:list-item>
                  <text:p text:style-name="P9">position départ : épaulée</text:p>
                </text:list-item>
                <text:list-item>
                  <text:p text:style-name="P9">position intermédiaire 1 : ouverte (MD-MD, MG-MG, croisées)</text:p>
                </text:list-item>
                <text:list-item>
                  <text:p text:style-name="P9">position intermédiaire 2 : ouverte (MD-MD, MG-MG, croisées)</text:p>
                </text:list-item>
                <text:list-item>
                  <text:p text:style-name="P9">position d'arrivée : ouverte (MD-MD)</text:p>
                </text:list-item>
              </text:list>
            </text:list-item>
            <text:list-item>
              <text:p text:style-name="P9">mouvements :</text:p>
              <text:list>
                <text:list-item>
                  <text:p text:style-name="P9">Mouvement 1 : le cvl fait passer la cvle devant lui en lui faisant faire un demi tour par la droite, en faisant passer son bras gauche au dessus d'elle sur le 4.</text:p>
                </text:list-item>
                <text:list-item>
                  <text:p text:style-name="P9">Mouvement 2 : un visage mais avec les 4 mains. Les deux paires de mains doivent rester en contact.</text:p>
                </text:list-item>
                <text:list-item>
                  <text:p text:style-name="P9">Mouvement 3 : un visage ou un sous-le-bras qui commençent avec les deux paires de mains en contact, et au 5 le cvl lâche la main gauche.</text:p>
                </text:list-item>
              </text:list>
            </text:list-item>
          </text:list>
        </text:list-item>
        <text:list-item>
          <text:p text:style-name="P9">La <text:span text:style-name="T1">Croix 2</text:span> (3 x 6 tmps)</text:p>
          <text:list>
            <text:list-item>
              <text:p text:style-name="P9">positions :</text:p>
              <text:list>
                <text:list-item>
                  <text:p text:style-name="P9">position départ : épaulée</text:p>
                </text:list-item>
                <text:list-item>
                  <text:p text:style-name="P9">position intermédiaire 1 : ouverte (MD-MD, MG-MG, croisées)</text:p>
                </text:list-item>
                <text:list-item>
                  <text:p text:style-name="P9">position intermédiaire 2 : crôle</text:p>
                </text:list-item>
                <text:list-item>
                  <text:p text:style-name="P9">position d'arrivée : ouverte (MD-MD)</text:p>
                </text:list-item>
              </text:list>
            </text:list-item>
            <text:list-item>
              <text:p text:style-name="P9">mouvements :</text:p>
              <text:list>
                <text:list-item>
                  <text:p text:style-name="P9">mouvement 1 : voir la croix 1</text:p>
                </text:list-item>
                <text:list-item>
                  <text:p text:style-name="P9">mouvement 2 : </text:p>
                  <text:list>
                    <text:list-item>
                      <text:p text:style-name="P9">1,2 : rock-step</text:p>
                    </text:list-item>
                    <text:list-item>
                      <text:p text:style-name="P9">3 et : le cvl va tirer avec sa main droite et lever sa main gauche : cela va faire executer à la cvle à un quart de tour vers sa gauche, tandis que le cvl en fait un vers sa droite : ils se retrouvent épaules paralelles à la ligne de danse, la cvle dos au cvl. leurs bras sont tendus de chaque côté de leur corps : leurs bras gauches sont plus haut que leurs bras droits</text:p>
                    </text:list-item>
                    <text:list-item>
                      <text:p text:style-name="P9">4 : le cvl fait le balancier : en gardant les bras tendus, il va baisser les gauches et monter les droits en même temps, et dans le même élan, executer 3/4 de tour vers la droite en passant sous son bras droit. </text:p>
                    </text:list-item>
                    <text:list-item>
                      <text:p text:style-name="P9">5 : ils sont dans la position crôle</text:p>
                    </text:list-item>
                  </text:list>
                </text:list-item>
                <text:list-item>
                  <text:p text:style-name="P9">mouvement 3 : voir sortie crôle</text:p>
                </text:list-item>
              </text:list>
            </text:list-item>
          </text:list>
        </text:list-item>
        <text:list-item>
          <text:p text:style-name="P9">Le <text:span text:style-name="T1">piston manège</text:span> (2 x 6 temps)</text:p>
          <text:list>
            <text:list-item>
              <text:p text:style-name="P9">positions :</text:p>
              <text:list>
                <text:list-item>
                  <text:p text:style-name="P9">position départ : piston (épaules paralleles à la ligne de danse)</text:p>
                </text:list-item>
                <text:list-item>
                  <text:p text:style-name="P9"><text:soft-page-break/>position intermédiaire : piston décalé</text:p>
                </text:list-item>
                <text:list-item>
                  <text:p text:style-name="P9">position finale : ouverte (MG-MD)</text:p>
                </text:list-item>
              </text:list>
            </text:list-item>
            <text:list-item>
              <text:p text:style-name="P9">mouvements :</text:p>
              <text:list>
                <text:list-item>
                  <text:p text:style-name="P9">mouvement 1 :</text:p>
                  <text:list>
                    <text:list-item>
                      <text:p text:style-name="P9">1, 2 : rock step</text:p>
                    </text:list-item>
                    <text:list-item>
                      <text:p text:style-name="P9">3 et : le cavalier lève son bras gauche et va le passer dans son dos en le baissant dès qu'il a fait passer sa tête de l'autre côté. au "et" il commence à se déacaler sur la droite</text:p>
                    </text:list-item>
                    <text:list-item>
                      <text:p text:style-name="P9">4 : il finit de se décaler vers la droite, la cvl est maintenant à sa gauche.</text:p>
                    </text:list-item>
                  </text:list>
                </text:list-item>
                <text:list-item>
                  <text:p text:style-name="P9">mouvement 2 : </text:p>
                  <text:list>
                    <text:list-item>
                      <text:p text:style-name="P9">1, 2 : rock-step</text:p>
                    </text:list-item>
                    <text:list-item>
                      <text:p text:style-name="P9">3 : à 3 le cavalier lâche la main droite de la cvle qu'il tenait dans sa main gauche et prend un peu d'élan</text:p>
                    </text:list-item>
                    <text:list-item>
                      <text:p text:style-name="P9">et : au "et" le cavalier va executer 3/4 de tour sur sa jambe droite pour revenir face à la cavalière en présentant sa main gauche</text:p>
                    </text:list-item>
                    <text:list-item>
                      <text:p text:style-name="P9">4 : en se servant de l'élan de son tour, le cavalier va faire executer un tour complet à la cavalière en rencontrant sa main droite aec sa main gauche.</text:p>
                    </text:list-item>
                  </text:list>
                </text:list-item>
              </text:list>
            </text:list-item>
          </text:list>
        </text:list-item>
        <text:list-item>
          <text:p text:style-name="P9">L'<text:span text:style-name="T1">élastique</text:span> (3 x 6 temps)</text:p>
          <text:list>
            <text:list-item>
              <text:p text:style-name="P9">positions :</text:p>
              <text:list>
                <text:list-item>
                  <text:p text:style-name="P9">position initiale : ouverte (MD-MD)</text:p>
                </text:list-item>
                <text:list-item>
                  <text:p text:style-name="P9">position intermédiaire 1 : spécifique à cette passe</text:p>
                </text:list-item>
                <text:list-item>
                  <text:p text:style-name="P9">position intermédiaire 2 : spécifique à cette passe</text:p>
                </text:list-item>
                <text:list-item>
                  <text:p text:style-name="P9">position d'arrivée : ouverte (MD-MD)</text:p>
                </text:list-item>
              </text:list>
            </text:list-item>
            <text:list-item>
              <text:p text:style-name="P9">mouvements :</text:p>
              <text:list>
                <text:list-item>
                  <text:p text:style-name="P9">mouvement 1 : il y a plusieurs manières de faire ce mouvement, qui différent au niveau de sa mise en place (jusqu'au 4) mais qui finissent pareil.</text:p>
                  <text:list>
                    <text:list-item>
                      <text:p text:style-name="P9">VARIANTE a :</text:p>
                      <text:list>
                        <text:list-item>
                          <text:p text:style-name="P9">1, 2 : rock-step + appel crôle</text:p>
                        </text:list-item>
                        <text:list-item>
                          <text:p text:style-name="P9">3 : le cvl a attrapé la main droite de la cavalière avec sa main droite et lui montre qu'il va continuer à avancer</text:p>
                        </text:list-item>
                        <text:list-item>
                          <text:p text:style-name="P9">et 4 : il avance sur les deux pas de manière à ce que son bras et celui de la cvle (restée à sa position initiale) soient demi-tendues</text:p>
                        </text:list-item>
                      </text:list>
                    </text:list-item>
                    <text:list-item>
                      <text:p text:style-name="P9">VARIANTE b : </text:p>
                      <text:list>
                        <text:list-item>
                          <text:p text:style-name="P9">1, 2 : rock step</text:p>
                        </text:list-item>
                        <text:list-item>
                          <text:p text:style-name="P9">3 : le cavalier procède au même mouvement qu'un passage</text:p>
                        </text:list-item>
                        <text:list-item>
                          <text:p text:style-name="P9">et 4 : il finit son demi tour en avançant tout droit sur les deux pas</text:p>
                        </text:list-item>
                      </text:list>
                    </text:list-item>
                    <text:list-item>
                      <text:p text:style-name="P9">VARIANTE c :</text:p>
                      <text:list>
                        <text:list-item>
                          <text:p text:style-name="P9">1, 2 : rock-step</text:p>
                        </text:list-item>
                        <text:list-item>
                          <text:p text:style-name="P9">3 : le cvl procède à un visage main droite main droite</text:p>
                        </text:list-item>
                        <text:list-item>
                          <text:p text:style-name="P9">et 4 : même chose que les autres variantes</text:p>
                        </text:list-item>
                      </text:list>
                    </text:list-item>
                  </text:list>
                </text:list-item>
                <text:list-item>
                  <text:p text:style-name="P9">mouvement 2 : </text:p>
                  <text:list>
                    <text:list-item>
                      <text:p text:style-name="P9">1, 2 : là, il faut vraiment chercher le "1" en avant pour le cvl, tandis que la cvle le fait en arrière ; c'est ce qui créé l'effet élastique, les bras se tendent et une tension se créé, comme dans un ressort</text:p>
                    </text:list-item>
                    <text:list-item>
                      <text:p text:style-name="P9">3 et : en se servant de cette tension, le cavalier recule en tirant sur son bras et dans le même temps, sans rotater, il va chercher l'omoplate gauche de la cvle avec sa main gauche, en la faisant passer sous le bras droit de la cvle qui à ce moment seulement, lâche la main droite du cvl</text:p>
                    </text:list-item>
                    <text:list-item>
                      <text:p text:style-name="P9">4 : le cvl donne une impulsion sur l'omoplate de la cvle pour aider celle-ci à "changer d'omoplate" (elle réalise un tour complet tout en se déplaçant devant le <text:soft-page-break/>cvl</text:p>
                    </text:list-item>
                    <text:list-item>
                      <text:p text:style-name="P9">5 et 6 : la cvle finit son pas avec la main droite du cavalier entres ses deux omoplates</text:p>
                    </text:list-item>
                  </text:list>
                </text:list-item>
                <text:list-item>
                  <text:p text:style-name="P9">mouvement 3 :</text:p>
                  <text:list>
                    <text:list-item>
                      <text:p text:style-name="P9">1, 2 : à nouveau pour chercher de l'élasticité, le cvl fait un "1" en avant tout en préparant sa tension au niveau de l'omoplate de la cvle</text:p>
                    </text:list-item>
                    <text:list-item>
                      <text:p text:style-name="P9">3 et : le cvl amène la cvle devant lui (perpendiculaire à lui) en la poussant avec sa main droite (il garde sa main entre les omoplates de la cvle)</text:p>
                    </text:list-item>
                    <text:list-item>
                      <text:p text:style-name="P9">pour la fin du mouvement, il y a deux variantes.</text:p>
                      <text:list>
                        <text:list-item>
                          <text:p text:style-name="P9">VARIANTE a :</text:p>
                          <text:list>
                            <text:list-item>
                              <text:p text:style-name="P9">4 : le cavalier fait glisser sa main sur l'omoplate gauche de la cavalière et lui donne une impulsion pour lui faire réaliser 3/4 de tour sur la droite. le cvl fait du surplace.</text:p>
                            </text:list-item>
                          </text:list>
                        </text:list-item>
                        <text:list-item>
                          <text:p text:style-name="P9">VARIANTE b :</text:p>
                          <text:list>
                            <text:list-item>
                              <text:p text:style-name="P9">4 : le cavalier fait glisser sa main sur l'omoplate droite de la cvle et lui donne une impulsion pour la remettre droite (1/4 de tour sur la gauche) mais surtout il se sert de cette impulsion pour réaliser un tour complet par droite.</text:p>
                            </text:list-item>
                          </text:list>
                        </text:list-item>
                      </text:list>
                    </text:list-item>
                  </text:list>
                </text:list-item>
              </text:list>
            </text:list-item>
          </text:list>
        </text:list-item>
        <text:list-item>
          <text:p text:style-name="P9">le <text:span text:style-name="T1">parapluie</text:span> (2 x 6 tmps)</text:p>
          <text:list>
            <text:list-item>
              <text:p text:style-name="P9">positions :</text:p>
              <text:list>
                <text:list-item>
                  <text:p text:style-name="P9">position initiale : enroulée</text:p>
                </text:list-item>
                <text:list-item>
                  <text:p text:style-name="P9">position intermédiaire : spécifique à cette passe</text:p>
                </text:list-item>
                <text:list-item>
                  <text:p text:style-name="P9">position d'arrivée : piston</text:p>
                </text:list-item>
              </text:list>
            </text:list-item>
            <text:list-item>
              <text:p text:style-name="P9">note :</text:p>
              <text:list>
                <text:list-item>
                  <text:p text:style-name="P9">le parapluie n'est pas vraiment une passe mais davantage un mouvement à executer au moment où l'on finit un enroulé et que l'on commence un piston.</text:p>
                </text:list-item>
              </text:list>
            </text:list-item>
            <text:list-item>
              <text:p text:style-name="P9">mouvements :</text:p>
              <text:list>
                <text:list-item>
                  <text:p text:style-name="P9">mouvement 1 :</text:p>
                  <text:list>
                    <text:list-item>
                      <text:p text:style-name="P9">le début est un déroulé normal sauf que le cvl ne lâche aucune des deux mains</text:p>
                    </text:list-item>
                    <text:list-item>
                      <text:p text:style-name="P9">5 et 6 : le cvl se place à gauche de la cavalière, épaule contre épaule, regards dans le même sens.</text:p>
                    </text:list-item>
                  </text:list>
                </text:list-item>
                <text:list-item>
                  <text:p text:style-name="P9">mouvement 2 :</text:p>
                  <text:list>
                    <text:list-item>
                      <text:p text:style-name="P9">1 : le cavalier tend son bras droit (donc avec le bras gauche de la cvle) devant lui et la cvle</text:p>
                    </text:list-item>
                    <text:list-item>
                      <text:p text:style-name="P9">2 : le cvl replie son bras droit et simultanément tend son bras gauche à la place (ce qui rappelle le mvt d'ouverture d'un parapluie). ce mouvement fait faire naturellement un demi-tour aux deux danseurs qui se font donc face à face, maintenant paralleles à la ligne de danse.</text:p>
                    </text:list-item>
                    <text:list-item>
                      <text:p text:style-name="P9">3 et 4 : le cvl fait faire un demi-tour à la cvle en la faisant passer sous son bras gauche. on est maintenant dans la position piston.</text:p>
                    </text:list-item>
                  </text:list>
                </text:list-item>
              </text:list>
            </text:list-item>
          </text:list>
        </text:list-item>
        <text:list-item>
          <text:p text:style-name="P9"><text:span text:style-name="T1">Tour solo</text:span> (6 tmps)</text:p>
          <text:list>
            <text:list-item>
              <text:p text:style-name="P9">positions :</text:p>
              <text:list>
                <text:list-item>
                  <text:p text:style-name="P9">position initiale : ouverte (MD-MD)</text:p>
                </text:list-item>
                <text:list-item>
                  <text:p text:style-name="P9">position d'arrivée : ouverte (au choix)</text:p>
                </text:list-item>
              </text:list>
            </text:list-item>
            <text:list-item>
              <text:p text:style-name="P9">temps :</text:p>
              <text:list>
                <text:list-item>
                  <text:p text:style-name="P9">1, 2 : rock step</text:p>
                </text:list-item>
                <text:list-item>
                  <text:p text:style-name="P9">3 : le cvl fait un appel tour avec sa main droite qui tient la main de la cvl</text:p>
                </text:list-item>
                <text:list-item>
                  <text:p text:style-name="P9">4 : le cvl donne une impulsion avec sa main droite dont la cvle va se servir pour effectuer un tour complet sur la droite</text:p>
                </text:list-item>
              </text:list>
            </text:list-item>
          </text:list>
        </text:list-item>
        <text:list-item>
          <text:p text:style-name="P9"><text:span text:style-name="T1">Tour duo</text:span> (6 tmps)</text:p>
          <text:list>
            <text:list-item>
              <text:p text:style-name="P9"><text:soft-page-break/>même chose que tour solo sauf :</text:p>
            </text:list-item>
            <text:list-item>
              <text:p text:style-name="P9">4 : le cvl va se servir de son impulsion et de la résistance de la cvle pour effectuer lui aussi un tour complet sur la droite</text:p>
            </text:list-item>
          </text:list>
        </text:list-item>
        <text:list-item>
          <text:p text:style-name="P9"><text:span text:style-name="T1">tour tenu</text:span> (6 tmps)</text:p>
          <text:list>
            <text:list-item>
              <text:p text:style-name="P9">même chose que tour solo sauf :</text:p>
            </text:list-item>
            <text:list-item>
              <text:p text:style-name="P9">3 : le cvl met sa main droite (tenant la main droite de la cvle) au dessus de la tête de la cvle, pouce vers le bas, les doits joints et paralelle au sol. </text:p>
            </text:list-item>
            <text:list-item>
              <text:p text:style-name="P9">4 : le cvl donne une impulsion avec la main ! son bras doit bouger le moins possible. C'est la cavalière qui doit aussi en grande partie s'appuyer sur cette main dite "pivot" pour réaliser son tour. C'est le même principe que le tour de la sortie crôle. dans cette passe, les mains ne se lâchent pas. Quand la cvle a fini son tour, le cvl baisse la main (ou lui fait faire un autre tour !)</text:p>
            </text:list-item>
          </text:list>
        </text:list-item>
        <text:list-item>
          <text:p text:style-name="P9"><text:span text:style-name="T1">Tour lâché</text:span> (6 tmps)</text:p>
          <text:list>
            <text:list-item>
              <text:p text:style-name="P9">1 : le cavalier va chercher son "1" très loin en arrière, de manière à faire un quart de tour sur la gauche voir 1/2 tour tout en déplaçant la main de la cvle vers la gauche du cavalier (c'est une prise d'élan lattérale)</text:p>
            </text:list-item>
            <text:list-item>
              <text:p text:style-name="P9">2, 3 : rien ne bouge au niveau des bras, il y a juste le changement de pieds d'appui</text:p>
            </text:list-item>
            <text:list-item>
              <text:p text:style-name="P9">et : le cvl se sert de l'élan pris pour "projeter" la main de la cvle sur la droite (en la lâchant le plus tard possible : plus on accompagne la main et plus la cavalière pourra faire un tour droit et rapide). La cvle va donc tourner vers la gauche. C'est la raison pour laquelle on lui donne l'impulsion au "et", car sa jambe "pivot" autour de laquelle elle va tourner sera celle sur laquelle elle vient de mettre son poids : sa jambe gauche (necessaire pour qu'elle puisse tourner vers la gauche). D'habitude, elle tourne vers la droite et on lui donne l'impulsion à "4" car à 4, elle est sur sa jambe droite.</text:p>
            </text:list-item>
          </text:list>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01-24T14:22:35</meta:creation-date>
    <meta:generator>OpenOffice/4.0.0$Unix OpenOffice.org_project/400m3$Build-9702</meta:generator>
    <dc:date>2014-01-28T14:38:14</dc:date>
    <dc:creator>yjfjyf jjku</dc:creator>
    <meta:editing-duration>PT2H5M19S</meta:editing-duration>
    <meta:editing-cycles>38</meta:editing-cycles>
    <meta:document-statistic meta:table-count="0" meta:image-count="0" meta:object-count="0" meta:page-count="7" meta:paragraph-count="184" meta:word-count="3353" meta:character-count="16406"/>
  </office:meta>
</office:document-meta>
</file>